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3.8125in" table:align="left" fo:background-color="transparent">
        <style:background-image/>
      </style:table-properties>
    </style:style>
    <style:style style:name="Table3.A" style:family="table-column">
      <style:table-column-properties style:column-width="0.234in"/>
    </style:style>
    <style:style style:name="Table3.B" style:family="table-column">
      <style:table-column-properties style:column-width="0.2299in"/>
    </style:style>
    <style:style style:name="Table3.I" style:family="table-column">
      <style:table-column-properties style:column-width="0.1201in"/>
    </style:style>
    <style:style style:name="Table3.Q" style:family="table-column">
      <style:table-column-properties style:column-width="0.240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ffffff" fo:padding="0.0201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Q1" style:family="table-cell">
      <style:table-cell-properties style:vertical-align="middle" fo:background-color="#ffffff" fo:padding="0.0201in" fo:border="1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#ffffff" fo:padding="0.0201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Standard">
      <style:text-properties fo:font-size="28pt" fo:font-weight="bold" officeooo:rsid="002121ef" officeooo:paragraph-rsid="0029030e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2121ef" officeooo:paragraph-rsid="0045d3d3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8pt" fo:font-weight="bold" officeooo:rsid="00291a80" officeooo:paragraph-rsid="0045d3d3" style:font-size-asian="24.5pt" style:font-weight-asian="bold" style:font-size-complex="28pt" style:font-weight-complex="bold"/>
    </style:style>
    <style:style style:name="P4" style:family="paragraph" style:parent-style-name="Standard">
      <style:text-properties officeooo:paragraph-rsid="0029030e"/>
    </style:style>
    <style:style style:name="P5" style:family="paragraph" style:parent-style-name="Standard">
      <style:text-properties fo:font-size="20pt" fo:font-weight="bold" officeooo:rsid="00291a80" officeooo:paragraph-rsid="00291a80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427a56"/>
    </style:style>
    <style:style style:name="P7" style:family="paragraph" style:parent-style-name="Standard">
      <style:text-properties officeooo:paragraph-rsid="0037557d"/>
    </style:style>
    <style:style style:name="P8" style:family="paragraph" style:parent-style-name="Standard">
      <style:text-properties officeooo:rsid="00427a56" officeooo:paragraph-rsid="00446784"/>
    </style:style>
    <style:style style:name="P9" style:family="paragraph" style:parent-style-name="Table_20_Contents">
      <style:paragraph-properties fo:text-align="center" style:justify-single-word="false"/>
      <style:text-properties fo:font-size="15pt" fo:font-weight="bold" officeooo:rsid="0008824e" officeooo:paragraph-rsid="002cabd0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5pt" fo:font-weight="bold" officeooo:paragraph-rsid="002cabd0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5pt" fo:font-weight="bold" officeooo:rsid="0008824e" officeooo:paragraph-rsid="002cabd0" style:font-size-asian="15pt" style:font-weight-asian="bold" style:font-size-complex="15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font-size="15pt" fo:font-weight="bold" officeooo:rsid="0008824e" officeooo:paragraph-rsid="002cabd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20pt" fo:font-weight="bold" officeooo:rsid="00427a56" officeooo:paragraph-rsid="00427a56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427a56" officeooo:paragraph-rsid="00446784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446784" officeooo:paragraph-rsid="00446784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4pt" fo:font-weight="bold" officeooo:rsid="002dfd3e" officeooo:paragraph-rsid="002dfd3e" style:font-size-asian="24pt" style:font-weight-asian="bold" style:font-size-complex="24pt" style:font-weight-complex="bold"/>
    </style:style>
    <style:style style:name="P17" style:family="paragraph" style:parent-style-name="Standard">
      <style:text-properties fo:font-size="16pt" fo:font-weight="bold" officeooo:rsid="001bd819" officeooo:paragraph-rsid="0045fc45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bd819" officeooo:paragraph-rsid="00461427" style:font-size-asian="14pt" style:font-weight-asian="bold" style:font-size-complex="16pt" style:font-weight-complex="bold"/>
    </style:style>
    <style:style style:name="P19" style:family="paragraph" style:parent-style-name="Standard">
      <style:text-properties officeooo:paragraph-rsid="0045fc45"/>
    </style:style>
    <style:style style:name="T1" style:family="text">
      <style:text-properties fo:font-size="18pt" fo:font-weight="bold" officeooo:rsid="0029030e" style:font-size-asian="18pt" style:font-weight-asian="bold" style:font-size-complex="18pt" style:font-weight-complex="bold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e1b4a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1f13a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bd819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1e1b4a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427a56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446784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37557d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45fc45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0461427" style:font-size-asian="20pt" style:font-weight-asian="bold" style:font-size-complex="20pt" style:font-weight-complex="bold"/>
    </style:style>
    <style:style style:name="T14" style:family="text">
      <style:text-properties fo:font-size="28pt" fo:font-weight="bold" officeooo:rsid="002121ef" style:font-size-asian="28pt" style:font-weight-asian="bold" style:font-size-complex="28pt" style:font-weight-complex="bold"/>
    </style:style>
    <style:style style:name="T15" style:family="text">
      <style:text-properties fo:font-size="28pt" fo:font-weight="bold" officeooo:rsid="0029030e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291a80" style:font-size-asian="28pt" style:font-weight-asian="bold" style:font-size-complex="28pt" style:font-weight-complex="bold"/>
    </style:style>
    <style:style style:name="T17" style:family="text">
      <style:text-properties fo:font-size="28pt" officeooo:rsid="001e1b4a" style:font-size-asian="28pt" style:font-size-complex="28pt"/>
    </style:style>
    <style:style style:name="T18" style:family="text">
      <style:text-properties officeooo:rsid="0033e659"/>
    </style:style>
    <style:style style:name="T19" style:family="text">
      <style:text-properties fo:font-size="34pt" fo:font-weight="bold" officeooo:rsid="002121ef" style:font-size-asian="34pt" style:font-weight-asian="bold" style:font-size-complex="34pt" style:font-weight-complex="bold"/>
    </style:style>
    <style:style style:name="T20" style:family="text">
      <style:text-properties fo:font-size="34pt" fo:font-weight="bold" officeooo:rsid="00324607" style:font-size-asian="34pt" style:font-weight-asian="bold" style:font-size-complex="34pt" style:font-weight-complex="bold"/>
    </style:style>
    <style:style style:name="T21" style:family="text">
      <style:text-properties officeooo:rsid="0038acc8" style:font-size-asian="28pt"/>
    </style:style>
    <style:style style:name="T22" style:family="text">
      <style:text-properties officeooo:rsid="00446784" style:font-size-asian="2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officeooo:rsid="001e1b4a" style:font-size-asian="24pt" style:font-size-complex="24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officeooo:rsid="001e1b4a" style:font-size-asian="22pt" style:font-size-complex="22pt"/>
    </style:style>
    <style:style style:name="T27" style:family="text">
      <style:text-properties officeooo:rsid="001e1b4a"/>
    </style:style>
    <style:style style:name="T28" style:family="text">
      <style:text-properties fo:font-size="12pt" fo:font-weight="bold" officeooo:rsid="001bd819" style:font-size-asian="12pt" style:font-weight-asian="bold" style:font-size-complex="12pt" style:font-weight-complex="bold"/>
    </style:style>
    <style:style style:name="T29" style:family="text">
      <style:text-properties style:text-position="sub 58%" fo:font-size="20pt" fo:font-weight="bold" officeooo:rsid="0037557d" style:font-size-asian="20pt" style:font-weight-asian="bold" style:font-size-complex="20pt" style:font-weight-complex="bold"/>
    </style:style>
    <style:style style:name="T30" style:family="text">
      <style:text-properties fo:font-size="40pt" officeooo:rsid="001e1b4a" style:font-size-asian="40pt" style:font-size-complex="40pt"/>
    </style:style>
    <style:style style:name="T31" style:family="text">
      <style:text-properties fo:font-size="26pt" officeooo:rsid="001e1b4a" style:font-size-asian="26pt" style:font-size-complex="26pt"/>
    </style:style>
    <style:style style:name="T32" style:family="text">
      <style:text-properties officeooo:rsid="0045fc45"/>
    </style:style>
    <style:style style:name="T33" style:family="text">
      <style:text-properties fo:font-size="32pt" officeooo:rsid="001e1b4a" style:font-size-asian="32pt" style:font-size-complex="3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<text:s text:c="2"/></text:span><text:span text:style-name="T8">FC FZ <text:s text:c="3"/></text:span><text:span text:style-name="T6">CLR<text:tab/> <text:s/>CLR</text:span><text:span text:style-name="T8"> <text:s text:c="4"/></text:span><text:span text:style-name="T6">CLR <text:s text:c="2"/>CLR<text:tab/> <text:s text:c="2"/>CLR <text:s text:c="2"/></text:span><text:span text:style-name="T9">RAM(out)</text:span></text:p>
      <text:p text:style-name="P13"/>
      <text:p text:style-name="P14">RAM(in) <text:s text:c="3"/>B-Reg(in) <text:s text:c="4"/>A-Reg(in) <text:s text:c="4"/>A-Reg(out) <text:s text:c="2"/>PC(out)</text:p>
      <text:p text:style-name="P13"/>
      <text:p text:style-name="P14">Sum-Reg(out) <text:s text:c="4"/>Mem-Reg(in) <text:s text:c="4"/>PC(in) <text:s text:c="3"/>Output(in) <text:s/></text:p>
      <text:p text:style-name="P13"/>
      <text:p text:style-name="P8"><text:span text:style-name="T5">Instr-Reg(in) <text:s text:c="4"/>Instr-Reg(out) <text:s text:c="4"/></text:span><text:span text:style-name="T10">MicroCntr(in)</text:span></text:p>
      <text:p text:style-name="P13"/>
      <text:p text:style-name="P15">Controls-1(out) <text:s text:c="4"/>Controls-2(out) <text:s text:c="4"/>MicroCntr(out)</text:p>
      <text:p text:style-name="P15"/>
      <text:p text:style-name="P15"/>
      <text:p text:style-name="P7"><text:span text:style-name="T16">Instruction-Decoder<text:tab/><text:tab/></text:span><text:span text:style-name="T19">RAM</text:span><text:span text:style-name="T1"><text:tab/></text:span><text:span text:style-name="T20">BUS</text:span></text:p>
      <text:p text:style-name="P3"><text:tab/> <text:span text:style-name="T18">Microcode <text:s text:c="18"/></text:span><text:span text:style-name="T21">Reset</text:span><text:span text:style-name="T22">(</text:span><text:span text:style-name="T21">MR</text:span><text:span text:style-name="T22">)</text:span></text:p>
      <text:p text:style-name="P5"/>
      <text:p text:style-name="P2">Memory-Address<text:tab/> <text:s text:c="3"/>Instruction <text:s/></text:p>
      <text:p text:style-name="P1"><text:s text:c="8"/>Register<text:tab/><text:tab/> <text:s text:c="5"/>Register<text:span text:style-name="T3"><text:tab/></text:span></text:p>
      <text:p text:style-name="P4"><text:span text:style-name="T14"><text:s text:c="3"/></text:span><text:span text:style-name="T15"><text:s text:c="7"/></text:span><text:span text:style-name="T7"><text:tab/><text:tab/></text:span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column table:style-name="Table3.B" table:number-columns-repeated="7"/>
        <table:table-column table:style-name="Table3.Q"/>
        <table:table-row table:style-name="Table3.1">
          <table:table-cell table:style-name="Table3.A1" table:number-rows-spanned="2" office:value-type="string">
            <text:p text:style-name="P9">H</text:p>
            <text:p text:style-name="P9">L</text:p>
            <text:p text:style-name="P9">T</text:p>
          </table:table-cell>
          <table:table-cell table:style-name="Table3.A1" office:value-type="string">
            <text:p text:style-name="P9">M</text:p>
            <text:p text:style-name="P9">I</text:p>
          </table:table-cell>
          <table:table-cell table:style-name="Table3.A1" office:value-type="string">
            <text:p text:style-name="P9">R</text:p>
            <text:p text:style-name="P9">I</text:p>
          </table:table-cell>
          <table:table-cell table:style-name="Table3.A1" office:value-type="string">
            <text:p text:style-name="P9">R</text:p>
            <text:p text:style-name="P9">O</text:p>
          </table:table-cell>
          <table:table-cell table:style-name="Table3.A1" office:value-type="string">
            <text:p text:style-name="P9">I</text:p>
            <text:p text:style-name="P9">O</text:p>
          </table:table-cell>
          <table:table-cell table:style-name="Table3.A1" office:value-type="string">
            <text:p text:style-name="P9">I</text:p>
            <text:p text:style-name="P9">I</text:p>
          </table:table-cell>
          <table:table-cell table:style-name="Table3.A1" office:value-type="string">
            <text:p text:style-name="P9">A</text:p>
            <text:p text:style-name="P9">I</text:p>
          </table:table-cell>
          <table:table-cell table:style-name="Table3.A1" office:value-type="string">
            <text:p text:style-name="P9">A</text:p>
            <text:p text:style-name="P9">O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E</text:p>
            <text:p text:style-name="P9">O</text:p>
          </table:table-cell>
          <table:table-cell table:style-name="Table3.A1" office:value-type="string">
            <text:p text:style-name="P9">S</text:p>
            <text:p text:style-name="P9">U</text:p>
          </table:table-cell>
          <table:table-cell table:style-name="Table3.A1" office:value-type="string">
            <text:p text:style-name="P9">B</text:p>
            <text:p text:style-name="P9">I</text:p>
          </table:table-cell>
          <table:table-cell table:style-name="Table3.A1" office:value-type="string">
            <text:p text:style-name="P9">O</text:p>
            <text:p text:style-name="P9">I</text:p>
          </table:table-cell>
          <table:table-cell table:style-name="Table3.A1" office:value-type="string">
            <text:p text:style-name="P9">C</text:p>
            <text:p text:style-name="P9">E</text:p>
          </table:table-cell>
          <table:table-cell table:style-name="Table3.A1" office:value-type="string">
            <text:p text:style-name="P9">C</text:p>
            <text:p text:style-name="P9">O</text:p>
          </table:table-cell>
          <table:table-cell table:style-name="Table3.A1" office:value-type="string">
            <text:p text:style-name="P9">J</text:p>
          </table:table-cell>
          <table:table-cell table:style-name="Table3.Q1" office:value-type="string">
            <text:p text:style-name="P9">F</text:p>
            <text:p text:style-name="P12">L</text:p>
          </table:table-cell>
        </table:table-row>
        <table:table-row table:style-name="Table3.1">
          <table:covered-table-cell/>
          <table:table-cell table:style-name="Table3.B2" table:number-columns-spanned="16" office:value-type="string">
            <text:p text:style-name="P11">CONTROL SIGNA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9"><text:span text:style-name="T7">HLT <text:s text:c="3"/>SU<text:tab/>OI<text:tab/> </text:span><text:span text:style-name="T13">J <text:s text:c="4"/>FL</text:span><text:span text:style-name="T7"> <text:s text:c="3"/></text:span></text:p>
      <text:p text:style-name="P18"><text:span text:style-name="T17">__</text:span><text:span text:style-name="T27"><text:tab/> <text:s text:c="2"/></text:span><text:span text:style-name="T30">_</text:span><text:span text:style-name="T17"><text:tab/> <text:s/></text:span><text:span text:style-name="T33">__</text:span><text:span text:style-name="T27"><text:tab/> </text:span><text:span text:style-name="T30">_</text:span><text:span text:style-name="T17"><text:tab/></text:span></text:p>
      <text:p text:style-name="P19"><text:span text:style-name="T7">MI<text:tab/> <text:s/>AI</text:span><text:span text:style-name="T28"><text:tab/> <text:s text:c="4"/></text:span><text:span text:style-name="T7">A</text:span><text:span text:style-name="T12">O</text:span><text:span text:style-name="T28"> <text:s/></text:span><text:span text:style-name="T7"><text:tab/> </text:span><text:span text:style-name="T12">B</text:span><text:span text:style-name="T7">I</text:span><text:span text:style-name="T28"> <text:s text:c="2"/></text:span>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09T10:52:28.806000000</meta:creation-date>
    <dc:date>2021-08-18T10:50:45.888000000</dc:date>
    <meta:editing-duration>PT5H59M43S</meta:editing-duration>
    <meta:editing-cycles>29</meta:editing-cycles>
    <meta:generator>LibreOffice/6.4.6.2$Windows_X86_64 LibreOffice_project/0ce51a4fd21bff07a5c061082cc82c5ed232f115</meta:generator>
    <meta:document-statistic meta:table-count="1" meta:image-count="0" meta:object-count="0" meta:page-count="1" meta:paragraph-count="46" meta:word-count="79" meta:character-count="527" meta:non-whitespace-character-count="346"/>
  </office:meta>
</office:document-meta>
</file>